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7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2.062cm" fo:margin-right="0cm" fo:text-align="center" fo:text-indent="-2.062cm"/>
    </style:style>
    <style:style style:name="P6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0.318cm" fo:margin-right="0cm" fo:text-align="center" fo:text-indent="0cm"/>
    </style:style>
    <style:style style:name="P9" style:family="paragraph">
      <style:paragraph-properties fo:margin-left="0.318cm" fo:margin-right="0cm" fo:text-align="start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204cm" svg:x="1.27cm" svg:y="0.762cm">
          <draw:text-box>
            <text:p text:style-name="P1"><text:span text:style-name="T1">Hymn #702</text:span></text:p>
            <text:p text:style-name="P1"><text:span text:style-name="T2">“</text:span><text:span text:style-name="T2">My Faith Looks Up to The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4" draw:layer="layout" svg:width="25.4cm" svg:height="6.729cm" svg:x="1.27cm" svg:y="0.725cm">
          <draw:text-box>
            <text:p text:style-name="P1"><text:span text:style-name="T3">1.</text:span></text:p>
            <text:p text:style-name="P1"><text:span text:style-name="T4">My faith looks up to Thee,</text:span><text:span text:style-name="T4"><text:line-break/></text:span><text:span text:style-name="T4">Thou Lamb of Calvary,</text:span></text:p>
            <text:p text:style-name="P1"><text:span text:style-name="T4">Savior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4" draw:layer="layout" svg:width="25.4cm" svg:height="7.152cm" svg:x="1.315cm" svg:y="0.836cm">
          <draw:text-box>
            <text:p text:style-name="P1"><text:span text:style-name="T4">Now hear me while I pray;</text:span><text:span text:style-name="T4"><text:line-break/></text:span><text:span text:style-name="T4">Take all my guilt away;</text:span><text:span text:style-name="T4"><text:line-break/></text:span><text:span text:style-name="T4">O let me from this day</text:span></text:p>
            <text:p text:style-name="P1"><text:span text:style-name="T4">Be wholly Thi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6" draw:layer="layout" svg:width="25.4cm" svg:height="6.983cm" svg:x="1.27cm" svg:y="0.891cm">
          <draw:text-box>
            <text:p text:style-name="P5"><text:span text:style-name="T5">2.</text:span></text:p>
            <text:p text:style-name="P5"><text:span text:style-name="T6">May Thy rich grace impart</text:span></text:p>
            <text:p text:style-name="P5"><text:span text:style-name="T6">Strength to my fainting heart;</text:span></text:p>
            <text:p text:style-name="P5"><text:span text:style-name="T6">My zeal inspi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6" draw:layer="layout" svg:width="25.4cm" svg:height="7.112cm" svg:x="1.225cm" svg:y="1.016cm">
          <draw:text-box>
            <text:p text:style-name="P5"><text:span text:style-name="T6"><text:s/></text:span><text:span text:style-name="T6">As Thou hast died for me,</text:span></text:p>
            <text:p text:style-name="P5"><text:span text:style-name="T6">Oh, may my love to Thee</text:span></text:p>
            <text:p text:style-name="P5"><text:span text:style-name="T6">Pure, warm, and changeless be,</text:span></text:p>
            <text:p text:style-name="P5"><text:span text:style-name="T6">A living fi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7" draw:text-style-name="P6" draw:layer="layout" svg:width="25.654cm" svg:height="6.604cm" svg:x="1.27cm" svg:y="0.762cm">
          <draw:text-box>
            <text:p text:style-name="P5"><text:span text:style-name="T5">3.</text:span></text:p>
            <text:p text:style-name="P5"><text:span text:style-name="T6">While life’s dark maze I tread</text:span></text:p>
            <text:p text:style-name="P5"><text:span text:style-name="T6">And griefs around me spread,</text:span></text:p>
            <text:p text:style-name="P5"><text:span text:style-name="T6">Be Thou my guid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8" draw:text-style-name="P6" draw:layer="layout" svg:width="25.654cm" svg:height="7.011cm" svg:x="1.27cm" svg:y="0.762cm">
          <draw:text-box>
            <text:p text:style-name="P5"><text:span text:style-name="T6">Bid darkness turn to day,</text:span></text:p>
            <text:p text:style-name="P5"><text:span text:style-name="T6">Wipe sorrow’s tears away,</text:span></text:p>
            <text:p text:style-name="P5"><text:span text:style-name="T6">Nor let me ever stray</text:span></text:p>
            <text:p text:style-name="P5"><text:span text:style-name="T6">From Thee as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9" draw:text-style-name="P7" draw:layer="layout" svg:width="25.908cm" svg:height="6.447cm" svg:x="1.016cm" svg:y="0.923cm">
          <draw:text-box>
            <text:p text:style-name="P5"><text:span text:style-name="T5">4.</text:span></text:p>
            <text:p text:style-name="P5"><text:span text:style-name="T6">When ends life’s transient dream,</text:span></text:p>
            <text:p text:style-name="P5"><text:span text:style-name="T6">When death’s cold, sullen stream</text:span></text:p>
            <text:p text:style-name="P5"><text:span text:style-name="T6">Shall o’er me roll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10" draw:text-style-name="P7" draw:layer="layout" svg:width="25.908cm" svg:height="12.651cm" svg:x="1.016cm" svg:y="0.703cm">
          <draw:text-box>
            <text:p text:style-name="P5"><text:span text:style-name="T6">Blest Savior, then, in love,</text:span></text:p>
            <text:p text:style-name="P5"><text:span text:style-name="T6">Fear and distrust remove;</text:span></text:p>
            <text:p text:style-name="P5"><text:span text:style-name="T6">O bear me safe above,</text:span></text:p>
            <text:p text:style-name="P5"><text:span text:style-name="T6">A ransomed soul!</text:span></text:p>
            <text:p text:style-name="P8"><text:span text:style-name="T7"><text:line-break/></text:span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 text:c="5"/></text:span><text:span text:style-name="T8"><text:s text:c="5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itmap_20_6" draw:display-name="Bitmap 6" xlink:href="Pictures/100000000000060000000360D11AEC5C0EE96338.bmp" xlink:type="simple" xlink:show="embed" xlink:actuate="onLoad"/>
    <draw:fill-image draw:name="Bitmap_20_7" draw:display-name="Bitmap 7" xlink:href="Pictures/100000000000060000000360D11AEC5C0EE96338.bmp" xlink:type="simple" xlink:show="embed" xlink:actuate="onLoad"/>
    <draw:fill-image draw:name="Bitmap_20_8" draw:display-name="Bitmap 8" xlink:href="Pictures/100000000000060000000360D11AEC5C0EE96338.bmp" xlink:type="simple" xlink:show="embed" xlink:actuate="onLoad"/>
    <draw:fill-image draw:name="Bitmap_20_9" draw:display-name="Bitmap 9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08:13:09.976000000</meta:creation-date>
    <dc:date>2018-03-08T22:07:28.975000000</dc:date>
    <meta:editing-duration>PT9M13S</meta:editing-duration>
    <meta:editing-cycles>8</meta:editing-cycles>
    <meta:generator>LibreOffice/6.0.1.1$Windows_X86_64 LibreOffice_project/60bfb1526849283ce2491346ed2aa51c465abfe6</meta:generator>
    <meta:document-statistic meta:object-count="48"/>
  </office:meta>
</office:document-meta>
</file>